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1d1c1d" style:font-name="Arial1" fo:font-size="11.5pt" style:font-size-asian="11.5pt" style:font-name-complex="Arial2" style:font-size-complex="11.5pt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background-color="#ffff00"/>
    </style:style>
    <style:style style:name="T1" style:family="text">
      <style:text-properties fo:color="#1d1c1d" style:font-name="Arial1" fo:font-size="11.5pt" style:font-size-asian="11.5pt" style:font-name-complex="Arial2" style:font-size-complex="11.5pt"/>
    </style:style>
    <style:style style:name="T2" style:family="text">
      <style:text-properties fo:color="#1d1c1d" style:font-name="Arial1" fo:font-size="11.5pt" fo:font-weight="bold" style:font-size-asian="11.5pt" style:font-weight-asian="bold" style:font-name-complex="Arial2" style:font-size-complex="11.5pt" style:font-weight-complex="bold"/>
    </style:style>
    <style:style style:name="T3" style:family="text">
      <style:text-properties fo:color="#1d1c1d" style:font-name="Arial1" fo:font-size="11.5pt" fo:font-weight="bold" fo:background-color="#00ff66" style:font-size-asian="11.5pt" style:font-weight-asian="bold" style:font-name-complex="Arial2" style:font-size-complex="11.5pt" style:font-weight-complex="bold"/>
    </style:style>
    <style:style style:name="T4" style:family="text">
      <style:text-properties fo:color="#1d1c1d" style:font-name="Arial1" fo:font-size="11.5pt" fo:font-weight="bold" fo:background-color="#ffff66" style:font-size-asian="11.5pt" style:font-weight-asian="bold" style:font-name-complex="Arial2" style:font-size-complex="11.5pt" style:font-weight-complex="bold"/>
    </style:style>
    <style:style style:name="T5" style:family="text">
      <style:text-properties fo:color="#1d1c1d" style:font-name="Arial1" fo:font-size="11.5pt" fo:font-weight="bold" fo:background-color="#66ff66" style:font-size-asian="11.5pt" style:font-weight-asian="bold" style:font-name-complex="Arial2" style:font-size-complex="11.5pt" style:font-weight-complex="bold"/>
    </style:style>
    <style:style style:name="T6" style:family="text">
      <style:text-properties fo:color="#1d1c1d" style:font-name="Arial1" fo:font-size="11.5pt" fo:background-color="#00ff66" style:font-size-asian="11.5pt" style:font-name-complex="Arial2" style:font-size-complex="11.5pt"/>
    </style:style>
    <style:style style:name="T7" style:family="text">
      <style:text-properties fo:color="#1d1c1d" style:font-name="Arial1" fo:font-size="11.5pt" fo:background-color="#ffff66" style:font-size-asian="11.5pt" style:font-name-complex="Arial2" style:font-size-complex="11.5pt"/>
    </style:style>
    <style:style style:name="T8" style:family="text">
      <style:text-properties fo:color="#1d1c1d" style:font-name="Arial1" fo:font-size="11.5pt" fo:background-color="#66ff66" style:font-size-asian="11.5pt" style:font-name-complex="Arial2" style:font-size-complex="11.5pt"/>
    </style:style>
    <style:style style:name="T9" style:family="text">
      <style:text-properties fo:background-color="#ffff00"/>
    </style:style>
    <style:style style:name="T10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out of 200 weighted points<text:line-break/>Presentation out of 50 weighted points<text:line-break/>Entity Relationship Diagram sent to and approved by instructors: 25 weighted points<text:line-break/>Total: /275</text:p>
      <text:p text:style-name="Standard">Presentation: /20</text:p>
      <text:p text:style-name="Standard">Project: /55<text:bookmark text:name="_GoBack"/></text:p>
      <text:p text:style-name="Standard"><text:span text:style-name="T1">(</text:span><text:span text:style-name="T6">5 points) As a tourist, I want to create a profile that includes first name, last name, </text:span><text:span text:style-name="T3">interests</text:span><text:span text:style-name="T6">. </text:span></text:p>
      <text:p text:style-name="P2"><text:span text:style-name="T1">(</text:span><text:span text:style-name="T8">5 points) As a tourist, I want to search a </text:span><text:span text:style-name="T5">city</text:span><text:span text:style-name="T8"> to find events in</text:span><text:span text:style-name="T1">.</text:span></text:p>
      <text:p text:style-name="Standard"><text:span text:style-name="T7">(10 points) As a tourist I would like to be able to see recommended events based on my </text:span><text:span text:style-name="T4">interests</text:span><text:span text:style-name="T7"> and </text:span><text:span text:style-name="T4">city I searched</text:span><text:span text:style-name="T7">. (Google Geocoding API, Google Places API, Eventbrite API</text:span><text:span text:style-name="T1">)</text:span></text:p>
      <text:p text:style-name="P2"><text:span text:style-name="T1">(10 points) As a tourist I would like to be able to see a map (with multiple markers) of any public happenings (events) based on my </text:span><text:span text:style-name="T2">interests</text:span><text:span text:style-name="T1"> and </text:span><text:span text:style-name="T2">city I searched</text:span><text:span text:style-name="T1">. (Google Maps API, Google Geocoding API, Google Places API, Eventbrite API)</text:span></text:p>
      <text:p text:style-name="P1">(5 points) As a tourist, I want to be able to join an event, so that the event maker knows I am attending.</text:p>
      <text:p text:style-name="P1">(5 points) As a tourist, I want to see all the events I am currently attending.</text:p>
      <text:p text:style-name="P1">(<text:span text:style-name="T10">10 points) As an event maker, I would like to receive text notifications of anyone coming to the event so I can link up with them to insure we all meet at the same place and be able to arrange any necessary rides if needed. (Twilio API)</text:span></text:p>
      <text:p text:style-name="P1"><text:span text:style-name="T10">(5 points) As an event maker I would like to be able t</text:span>o CRUD an event, so that I can provide event details (location, date, time) and set the number of people who can attend.</text:p>
      <text:p text:style-name="Standard">Bonus</text:p>
      <text:p text:style-name="Standard">As a tourist, I want to get a ETA to an event, so that I can make a decision if I want to attend the event based on the travel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9-11-26T16:47:41.78</meta:creation-date>
    <meta:editing-duration>PT3M51S</meta:editing-duration>
    <meta:generator>OpenOffice/4.1.3$Win32 OpenOffice.org_project/413m1$Build-9783</meta:generator>
    <dc:date>2019-11-26T16:51:30.56</dc:date>
    <dc:creator>Dave dekitty</dc:creator>
    <meta:document-statistic meta:table-count="0" meta:image-count="0" meta:object-count="0" meta:page-count="1" meta:paragraph-count="13" meta:word-count="289" meta:character-count="15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